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文泉驿正黑" svg:font-family="文泉驿正黑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ffmpeg -formats | grep "audio grab"</text:p>
      <text:p text:style-name="Standard">ffmpeg version CVS, build 3277056, Copyright (c) 2000-2004 Fabrice Bellard</text:p>
      <text:p text:style-name="Standard"><text:s text:c="2"/>configuration: <text:s/>--prefix=/home/linkycj/mss/x86/3rdparty --disable-mmx --disable-v4l --disable-dv1394 --disable-ffserver --disable-strip --disable-network --disable-vhook --disable-ffplay --disable-zlib --enable-shared --enable-pthreads </text:p>
      <text:p text:style-name="Standard"><text:s text:c="2"/>built on Sep <text:s/>4 2007 13:47:06, gcc: 3.3.2</text:p>
      <text:p text:style-name="Standard"><text:s/>DE audio_device <text:s text:c="3"/>audio grab and output</text:p>
      <text:p text:style-name="Standard"/>
      <text:p text:style-name="Standard"/>
      <text:p text:style-name="Standard"/>
      <text:p text:style-name="Standard">ffmpeg -formats</text:p>
      <text:p text:style-name="Standard">ffmpeg version CVS, build 3277056, Copyright (c) 2000-2004 Fabrice Bellard</text:p>
      <text:p text:style-name="Standard"><text:s text:c="2"/>configuration: <text:s/>--prefix=/home/linkycj/mss/x86/3rdparty --disable-mmx --disable-v4l --disable-dv1394 --disable-ffserver --disable-strip --disable-network --disable-vhook --disable-ffplay --disable-zlib --enable-shared --enable-pthreads </text:p>
      <text:p text:style-name="Standard"><text:s text:c="2"/>built on Sep <text:s/>4 2007 13:47:06, gcc: 3.3.2</text:p>
      <text:p text:style-name="Standard">File formats:</text:p>
      <text:p text:style-name="Standard"><text:s text:c="2"/>E 3g2 <text:s text:c="12"/>3gp2 format</text:p>
      <text:p text:style-name="Standard"><text:s text:c="2"/>E 3gp <text:s text:c="12"/>3gp format</text:p>
      <text:p text:style-name="Standard"><text:s/>D <text:s/>4xm <text:s text:c="12"/>4X Technologies format</text:p>
      <text:p text:style-name="Standard"><text:s/>D <text:s/>RoQ <text:s text:c="12"/>Id RoQ format</text:p>
      <text:p text:style-name="Standard"><text:s/>DE ac3 <text:s text:c="12"/>raw ac3</text:p>
      <text:p text:style-name="Standard"><text:s/>DE alaw <text:s text:c="11"/>pcm A law format</text:p>
      <text:p text:style-name="Standard"><text:s/>DE asf <text:s text:c="12"/>asf format</text:p>
      <text:p text:style-name="Standard"><text:s text:c="2"/>E asf_stream <text:s text:c="5"/>asf format</text:p>
      <text:p text:style-name="Standard"><text:s/>DE au <text:s text:c="13"/>SUN AU Format</text:p>
      <text:p text:style-name="Standard"><text:s/>DE audio_device <text:s text:c="3"/>audio grab and output</text:p>
      <text:p text:style-name="Standard"><text:s/>DE avi <text:s text:c="12"/>avi format</text:p>
      <text:p text:style-name="Standard"><text:s text:c="2"/>E crc <text:s text:c="12"/>crc testing format</text:p>
      <text:p text:style-name="Standard"><text:s/>D <text:s/>daud <text:s text:c="11"/>D-Cinema audio format</text:p>
      <text:p text:style-name="Standard"><text:s/>D <text:s/>dts <text:s text:c="12"/>raw dts</text:p>
      <text:p text:style-name="Standard"><text:s/>DE dv <text:s text:c="13"/>DV video format</text:p>
      <text:p text:style-name="Standard"><text:s text:c="2"/>E dvd <text:s text:c="12"/>MPEG2 PS format (DVD VOB)</text:p>
      <text:p text:style-name="Standard"><text:s/>D <text:s/>ea <text:s text:c="13"/>Electronic Arts Multimedia Format</text:p>
      <text:p text:style-name="Standard"><text:s/>DE ffm <text:s text:c="12"/>ffm format</text:p>
      <text:p text:style-name="Standard"><text:s/>D <text:s/>film_cpk <text:s text:c="7"/>Sega FILM/CPK format</text:p>
      <text:p text:style-name="Standard"><text:s/>D <text:s/>flic <text:s text:c="11"/>FLI/FLC/FLX animation format</text:p>
      <text:p text:style-name="Standard"><text:s/>DE flv <text:s text:c="12"/>flv format</text:p>
      <text:p text:style-name="Standard"><text:s text:c="2"/>E framecrc <text:s text:c="7"/>framecrc testing format</text:p>
      <text:p text:style-name="Standard"><text:s/>DE gif <text:s text:c="12"/>GIF Animation</text:p>
      <text:p text:style-name="Standard"><text:soft-page-break/><text:s/>DE h261 <text:s text:c="11"/>raw h261</text:p>
      <text:p text:style-name="Standard"><text:s/>DE h263 <text:s text:c="11"/>raw h263</text:p>
      <text:p text:style-name="Standard"><text:s/>DE h264 <text:s text:c="11"/>raw H264 video format</text:p>
      <text:p text:style-name="Standard"><text:s/>D <text:s/>idcin <text:s text:c="10"/>Id CIN format</text:p>
      <text:p text:style-name="Standard"><text:s/>DE image <text:s text:c="10"/>image sequence</text:p>
      <text:p text:style-name="Standard"><text:s/>DE image2 <text:s text:c="9"/>image2 sequence</text:p>
      <text:p text:style-name="Standard"><text:s/>DE image2pipe <text:s text:c="5"/>piped image2 sequence</text:p>
      <text:p text:style-name="Standard"><text:s/>DE imagepipe <text:s text:c="6"/>piped image sequence</text:p>
      <text:p text:style-name="Standard"><text:s/>D <text:s/>ingenient <text:s text:c="6"/>Ingenient MJPEG</text:p>
      <text:p text:style-name="Standard"><text:s/>D <text:s/>ipmovie <text:s text:c="8"/>Interplay MVE format</text:p>
      <text:p text:style-name="Standard"><text:s/>DE m4v <text:s text:c="12"/>raw MPEG4 video format</text:p>
      <text:p text:style-name="Standard"><text:s/>D <text:s/>matroska <text:s text:c="7"/>Matroska file format</text:p>
      <text:p text:style-name="Standard"><text:s/>DE mjpeg <text:s text:c="10"/>MJPEG video</text:p>
      <text:p text:style-name="Standard"><text:s/>DE mmf <text:s text:c="12"/>mmf format</text:p>
      <text:p text:style-name="Standard"><text:s text:c="2"/>E mov <text:s text:c="12"/>mov format</text:p>
      <text:p text:style-name="Standard"><text:s/>D <text:s/>mov,mp4,m4a,3gp,3g2 QuickTime/MPEG4 format</text:p>
      <text:p text:style-name="Standard"><text:s text:c="2"/>E mp2 <text:s text:c="12"/>MPEG audio layer 2</text:p>
      <text:p text:style-name="Standard"><text:s/>D <text:s/>mp3 <text:s text:c="12"/>MPEG audio</text:p>
      <text:p text:style-name="Standard"><text:s text:c="2"/>E mp4 <text:s text:c="12"/>mp4 format</text:p>
      <text:p text:style-name="Standard"><text:s/>DE mpeg <text:s text:c="11"/>MPEG1 System format</text:p>
      <text:p text:style-name="Standard"><text:s text:c="2"/>E mpeg1video <text:s text:c="5"/>MPEG video</text:p>
      <text:p text:style-name="Standard"><text:s text:c="2"/>E mpeg2video <text:s text:c="5"/>MPEG2 video</text:p>
      <text:p text:style-name="Standard"><text:s/>DE mpegts <text:s text:c="9"/>MPEG2 transport stream format</text:p>
      <text:p text:style-name="Standard"><text:s/>D <text:s/>mpegvideo <text:s text:c="6"/>MPEG video</text:p>
      <text:p text:style-name="Standard"><text:s text:c="2"/>E mpjpeg <text:s text:c="9"/>Mime multipart JPEG format</text:p>
      <text:p text:style-name="Standard"><text:s/>DE mulaw <text:s text:c="10"/>pcm mu law format</text:p>
      <text:p text:style-name="Standard"><text:s/>D <text:s/>nsv <text:s text:c="12"/>NullSoft Video format</text:p>
      <text:p text:style-name="Standard"><text:s text:c="2"/>E null <text:s text:c="11"/>null video format</text:p>
      <text:p text:style-name="Standard"><text:s/>DE nut <text:s text:c="12"/>nut format</text:p>
      <text:p text:style-name="Standard"><text:s/>D <text:s/>ogg <text:s text:c="12"/>Ogg</text:p>
      <text:p text:style-name="Standard"><text:s text:c="2"/>E psp <text:s text:c="12"/>psp mp4 format</text:p>
      <text:p text:style-name="Standard"><text:s/>D <text:s/>psxstr <text:s text:c="9"/>Sony Playstation STR format</text:p>
      <text:p text:style-name="Standard"><text:s/>DE rawvideo <text:s text:c="7"/>raw video format</text:p>
      <text:p text:style-name="Standard"><text:s/>DE rm <text:s text:c="13"/>rm format</text:p>
      <text:p text:style-name="Standard"><text:s/>DE s16be <text:s text:c="10"/>pcm signed 16 bit big endian format</text:p>
      <text:p text:style-name="Standard"><text:s/>DE s16le <text:s text:c="10"/>pcm signed 16 bit little endian format</text:p>
      <text:p text:style-name="Standard"><text:s/>DE s8 <text:s text:c="13"/>pcm signed 8 bit format</text:p>
      <text:p text:style-name="Standard"><text:s/>D <text:s/>shn <text:s text:c="12"/>raw shorten</text:p>
      <text:p text:style-name="Standard"><text:s/>D <text:s/>sol <text:s text:c="12"/>Sierra SOL Format</text:p>
      <text:p text:style-name="Standard"><text:s text:c="2"/>E svcd <text:s text:c="11"/>MPEG2 PS format (VOB)</text:p>
      <text:p text:style-name="Standard"><text:s/>DE swf <text:s text:c="12"/>Flash format</text:p>
      <text:p text:style-name="Standard"><text:soft-page-break/><text:s/>DE u16be <text:s text:c="10"/>pcm unsigned 16 bit big endian format</text:p>
      <text:p text:style-name="Standard"><text:s/>DE u16le <text:s text:c="10"/>pcm unsigned 16 bit little endian format</text:p>
      <text:p text:style-name="Standard"><text:s/>DE u8 <text:s text:c="13"/>pcm unsigned 8 bit format</text:p>
      <text:p text:style-name="Standard"><text:s text:c="2"/>E vcd <text:s text:c="12"/>MPEG1 System format (VCD)</text:p>
      <text:p text:style-name="Standard"><text:s/>D <text:s/>vmd <text:s text:c="12"/>Sierra VMD format</text:p>
      <text:p text:style-name="Standard"><text:s text:c="2"/>E vob <text:s text:c="12"/>MPEG2 PS format (VOB)</text:p>
      <text:p text:style-name="Standard"><text:s/>DE wav <text:s text:c="12"/>wav format</text:p>
      <text:p text:style-name="Standard"><text:s/>D <text:s/>wc3movie <text:s text:c="7"/>Wing Commander III movie format</text:p>
      <text:p text:style-name="Standard"><text:s/>D <text:s/>wsaud <text:s text:c="10"/>Westwood Studios audio format</text:p>
      <text:p text:style-name="Standard"><text:s/>D <text:s/>wsvqa <text:s text:c="10"/>Westwood Studios VQA format</text:p>
      <text:p text:style-name="Standard"><text:s/>DE yuv4mpegpipe <text:s text:c="3"/>YUV4MPEG pipe format</text:p>
      <text:p text:style-name="Standard"></text:p>
      <text:p text:style-name="Standard">Image formats (filename extensions, if any, follow):</text:p>
      <text:p text:style-name="Standard"><text:s/>DE gif <text:s text:c="3"/>gif</text:p>
      <text:p text:style-name="Standard"></text:p>
      <text:p text:style-name="Standard">Codecs:</text:p>
      <text:p text:style-name="Standard"><text:s/>D V <text:s text:c="3"/>4xm</text:p>
      <text:p text:style-name="Standard"><text:s/>D V D <text:s/>8bps</text:p>
      <text:p text:style-name="Standard"><text:s/>D V D <text:s/>aasc</text:p>
      <text:p text:style-name="Standard"><text:s text:c="2"/>EA <text:s text:c="3"/>ac3</text:p>
      <text:p text:style-name="Standard"><text:s/>DEA <text:s text:c="3"/>adpcm_4xm</text:p>
      <text:p text:style-name="Standard"><text:s/>DEA <text:s text:c="3"/>adpcm_adx</text:p>
      <text:p text:style-name="Standard"><text:s/>DEA <text:s text:c="3"/>adpcm_ct</text:p>
      <text:p text:style-name="Standard"><text:s/>DEA <text:s text:c="3"/>adpcm_ea</text:p>
      <text:p text:style-name="Standard"><text:s/>DEA <text:s text:c="3"/>adpcm_ima_dk3</text:p>
      <text:p text:style-name="Standard"><text:s/>DEA <text:s text:c="3"/>adpcm_ima_dk4</text:p>
      <text:p text:style-name="Standard"><text:s/>DEA <text:s text:c="3"/>adpcm_ima_qt</text:p>
      <text:p text:style-name="Standard"><text:s/>DEA <text:s text:c="3"/>adpcm_ima_smjpeg</text:p>
      <text:p text:style-name="Standard"><text:s/>DEA <text:s text:c="3"/>adpcm_ima_wav</text:p>
      <text:p text:style-name="Standard"><text:s/>DEA <text:s text:c="3"/>adpcm_ima_ws</text:p>
      <text:p text:style-name="Standard"><text:s/>DEA <text:s text:c="3"/>adpcm_ms</text:p>
      <text:p text:style-name="Standard"><text:s/>DEA <text:s text:c="3"/>adpcm_swf</text:p>
      <text:p text:style-name="Standard"><text:s/>DEA <text:s text:c="3"/>adpcm_xa</text:p>
      <text:p text:style-name="Standard"><text:s/>DEA <text:s text:c="3"/>adpcm_yamaha</text:p>
      <text:p text:style-name="Standard"><text:s/>D A <text:s text:c="3"/>alac</text:p>
      <text:p text:style-name="Standard"><text:s/>DEV D <text:s/>asv1</text:p>
      <text:p text:style-name="Standard"><text:s/>DEV D <text:s/>asv2</text:p>
      <text:p text:style-name="Standard"><text:s/>D V D <text:s/>camtasia</text:p>
      <text:p text:style-name="Standard"><text:s/>D V D <text:s/>cinepak</text:p>
      <text:p text:style-name="Standard"><text:s/>D V D <text:s/>cljr</text:p>
      <text:p text:style-name="Standard"><text:s/>D V D <text:s/>cyuv</text:p>
      <text:p text:style-name="Standard"><text:soft-page-break/><text:s/>DES <text:s text:c="3"/>dvbsub</text:p>
      <text:p text:style-name="Standard"><text:s/>DES <text:s text:c="3"/>dvdsub</text:p>
      <text:p text:style-name="Standard"><text:s/>DEV D <text:s/>dvvideo</text:p>
      <text:p text:style-name="Standard"><text:s/>DEV D <text:s/>ffv1</text:p>
      <text:p text:style-name="Standard"><text:s/>DEVSD <text:s/>ffvhuff</text:p>
      <text:p text:style-name="Standard"><text:s/>D A <text:s text:c="3"/>flac</text:p>
      <text:p text:style-name="Standard"><text:s/>D V D <text:s/>flic</text:p>
      <text:p text:style-name="Standard"><text:s/>DEVSD <text:s/>flv</text:p>
      <text:p text:style-name="Standard"><text:s/>D V D <text:s/>fraps</text:p>
      <text:p text:style-name="Standard"><text:s/>DEA <text:s text:c="3"/>g726</text:p>
      <text:p text:style-name="Standard"><text:s/>DEV D <text:s/>h261</text:p>
      <text:p text:style-name="Standard"><text:s/>DEVSDT h263</text:p>
      <text:p text:style-name="Standard"><text:s/>D VSD <text:s/>h263i</text:p>
      <text:p text:style-name="Standard"><text:s text:c="2"/>EV <text:s text:c="3"/>h263p</text:p>
      <text:p text:style-name="Standard"><text:s/>D V DT h264</text:p>
      <text:p text:style-name="Standard"><text:s/>DEVSD <text:s/>huffyuv</text:p>
      <text:p text:style-name="Standard"><text:s/>D V D <text:s/>idcinvideo</text:p>
      <text:p text:style-name="Standard"><text:s/>D V D <text:s/>indeo2</text:p>
      <text:p text:style-name="Standard"><text:s/>D V <text:s text:c="3"/>indeo3</text:p>
      <text:p text:style-name="Standard"><text:s/>D A <text:s text:c="3"/>interplay_dpcm</text:p>
      <text:p text:style-name="Standard"><text:s/>D V D <text:s/>interplayvideo</text:p>
      <text:p text:style-name="Standard"><text:s text:c="2"/>EV <text:s text:c="3"/>ljpeg</text:p>
      <text:p text:style-name="Standard"><text:s/>D V D <text:s/>loco</text:p>
      <text:p text:style-name="Standard"><text:s/>D A <text:s text:c="3"/>mace3</text:p>
      <text:p text:style-name="Standard"><text:s/>D A <text:s text:c="3"/>mace6</text:p>
      <text:p text:style-name="Standard"><text:s/>D A <text:s text:c="3"/>mad</text:p>
      <text:p text:style-name="Standard"><text:s/>D V D <text:s/>mdec</text:p>
      <text:p text:style-name="Standard"><text:s/>DEV D <text:s/>mjpeg</text:p>
      <text:p text:style-name="Standard"><text:s/>D V D <text:s/>mjpegb</text:p>
      <text:p text:style-name="Standard"><text:s/>DEA <text:s text:c="3"/>mp2</text:p>
      <text:p text:style-name="Standard"><text:s/>D A <text:s text:c="3"/>mp3</text:p>
      <text:p text:style-name="Standard"><text:s/>D A <text:s text:c="3"/>mp3adu</text:p>
      <text:p text:style-name="Standard"><text:s/>D A <text:s text:c="3"/>mp3on4</text:p>
      <text:p text:style-name="Standard"><text:s/>DEVSDT mpeg1video</text:p>
      <text:p text:style-name="Standard"><text:s/>DEVSDT mpeg2video</text:p>
      <text:p text:style-name="Standard"><text:s/>DEVSDT mpeg4</text:p>
      <text:p text:style-name="Standard"><text:s/>D VSDT mpegvideo</text:p>
      <text:p text:style-name="Standard"><text:s/>DEVSD <text:s/>msmpeg4</text:p>
      <text:p text:style-name="Standard"><text:s/>DEVSD <text:s/>msmpeg4v1</text:p>
      <text:p text:style-name="Standard"><text:s/>DEVSD <text:s/>msmpeg4v2</text:p>
      <text:p text:style-name="Standard"><text:s/>D V D <text:s/>msrle</text:p>
      <text:p text:style-name="Standard"><text:soft-page-break/><text:s/>D V D <text:s/>msvideo1</text:p>
      <text:p text:style-name="Standard"><text:s/>D V D <text:s/>mszh</text:p>
      <text:p text:style-name="Standard"><text:s/>DEV <text:s text:c="3"/>pam</text:p>
      <text:p text:style-name="Standard"><text:s/>DEV <text:s text:c="3"/>pbm</text:p>
      <text:p text:style-name="Standard"><text:s/>DEA <text:s text:c="3"/>pcm_alaw</text:p>
      <text:p text:style-name="Standard"><text:s/>DEA <text:s text:c="3"/>pcm_mulaw</text:p>
      <text:p text:style-name="Standard"><text:s/>DEA <text:s text:c="3"/>pcm_s16be</text:p>
      <text:p text:style-name="Standard"><text:s/>DEA <text:s text:c="3"/>pcm_s16le</text:p>
      <text:p text:style-name="Standard"><text:s/>DEA <text:s text:c="3"/>pcm_s24be</text:p>
      <text:p text:style-name="Standard"><text:s/>DEA <text:s text:c="3"/>pcm_s24daud</text:p>
      <text:p text:style-name="Standard"><text:s/>DEA <text:s text:c="3"/>pcm_s24le</text:p>
      <text:p text:style-name="Standard"><text:s/>DEA <text:s text:c="3"/>pcm_s32be</text:p>
      <text:p text:style-name="Standard"><text:s/>DEA <text:s text:c="3"/>pcm_s32le</text:p>
      <text:p text:style-name="Standard"><text:s/>DEA <text:s text:c="3"/>pcm_s8</text:p>
      <text:p text:style-name="Standard"><text:s/>DEA <text:s text:c="3"/>pcm_u16be</text:p>
      <text:p text:style-name="Standard"><text:s/>DEA <text:s text:c="3"/>pcm_u16le</text:p>
      <text:p text:style-name="Standard"><text:s/>DEA <text:s text:c="3"/>pcm_u24be</text:p>
      <text:p text:style-name="Standard"><text:s/>DEA <text:s text:c="3"/>pcm_u24le</text:p>
      <text:p text:style-name="Standard"><text:s/>DEA <text:s text:c="3"/>pcm_u32be</text:p>
      <text:p text:style-name="Standard"><text:s/>DEA <text:s text:c="3"/>pcm_u32le</text:p>
      <text:p text:style-name="Standard"><text:s/>DEA <text:s text:c="3"/>pcm_u8</text:p>
      <text:p text:style-name="Standard"><text:s/>DEV <text:s text:c="3"/>pgm</text:p>
      <text:p text:style-name="Standard"><text:s/>DEV <text:s text:c="3"/>pgmyuv</text:p>
      <text:p text:style-name="Standard"><text:s/>DEV <text:s text:c="3"/>ppm</text:p>
      <text:p text:style-name="Standard"><text:s/>D A <text:s text:c="3"/>qdm2</text:p>
      <text:p text:style-name="Standard"><text:s/>D V D <text:s/>qdraw</text:p>
      <text:p text:style-name="Standard"><text:s/>D V D <text:s/>qpeg</text:p>
      <text:p text:style-name="Standard"><text:s/>D V D <text:s/>qtrle</text:p>
      <text:p text:style-name="Standard"><text:s/>DEV <text:s text:c="3"/>rawvideo</text:p>
      <text:p text:style-name="Standard"><text:s/>D A <text:s text:c="3"/>real_144</text:p>
      <text:p text:style-name="Standard"><text:s/>D A <text:s text:c="3"/>real_288</text:p>
      <text:p text:style-name="Standard"><text:s/>D A <text:s text:c="3"/>roq_dpcm</text:p>
      <text:p text:style-name="Standard"><text:s/>D V D <text:s/>roqvideo</text:p>
      <text:p text:style-name="Standard"><text:s/>D V D <text:s/>rpza</text:p>
      <text:p text:style-name="Standard"><text:s/>DEV D <text:s/>rv10</text:p>
      <text:p text:style-name="Standard"><text:s/>DEV D <text:s/>rv20</text:p>
      <text:p text:style-name="Standard"><text:s/>D A <text:s text:c="3"/>shorten</text:p>
      <text:p text:style-name="Standard"><text:s/>D V D <text:s/>smc</text:p>
      <text:p text:style-name="Standard"><text:s/>DEV <text:s text:c="3"/>snow</text:p>
      <text:p text:style-name="Standard"><text:s/>D A <text:s text:c="3"/>sol_dpcm</text:p>
      <text:p text:style-name="Standard"><text:s/>DEA <text:s text:c="3"/>sonic</text:p>
      <text:p text:style-name="Standard"><text:soft-page-break/><text:s text:c="2"/>EA <text:s text:c="3"/>sonicls</text:p>
      <text:p text:style-name="Standard"><text:s/>D V D <text:s/>sp5x</text:p>
      <text:p text:style-name="Standard"><text:s/>DEV D <text:s/>svq1</text:p>
      <text:p text:style-name="Standard"><text:s/>D VSD <text:s/>svq3</text:p>
      <text:p text:style-name="Standard"><text:s/>D V <text:s text:c="3"/>theora</text:p>
      <text:p text:style-name="Standard"><text:s/>D V D <text:s/>truemotion1</text:p>
      <text:p text:style-name="Standard"><text:s/>D V D <text:s/>truemotion2</text:p>
      <text:p text:style-name="Standard"><text:s/>D V D <text:s/>ultimotion</text:p>
      <text:p text:style-name="Standard"><text:s/>D V <text:s text:c="3"/>vc9</text:p>
      <text:p text:style-name="Standard"><text:s/>D V D <text:s/>vcr1</text:p>
      <text:p text:style-name="Standard"><text:s/>D A <text:s text:c="3"/>vmdaudio</text:p>
      <text:p text:style-name="Standard"><text:s/>D V D <text:s/>vmdvideo</text:p>
      <text:p text:style-name="Standard"><text:s/>D A <text:s text:c="3"/>vorbis</text:p>
      <text:p text:style-name="Standard"><text:s/>D V <text:s text:c="3"/>vp3</text:p>
      <text:p text:style-name="Standard"><text:s/>D V D <text:s/>vqavideo</text:p>
      <text:p text:style-name="Standard"><text:s/>D A <text:s text:c="3"/>wmav1</text:p>
      <text:p text:style-name="Standard"><text:s/>D A <text:s text:c="3"/>wmav2</text:p>
      <text:p text:style-name="Standard"><text:s/>DEVSD <text:s/>wmv1</text:p>
      <text:p text:style-name="Standard"><text:s/>DEVSD <text:s/>wmv2</text:p>
      <text:p text:style-name="Standard"><text:s/>D V <text:s text:c="3"/>wmv3</text:p>
      <text:p text:style-name="Standard"><text:s/>D V D <text:s/>wnv1</text:p>
      <text:p text:style-name="Standard"><text:s/>D A <text:s text:c="3"/>ws_snd1</text:p>
      <text:p text:style-name="Standard"><text:s/>D A <text:s text:c="3"/>xan_dpcm</text:p>
      <text:p text:style-name="Standard"><text:s/>D V D <text:s/>xan_wc3</text:p>
      <text:p text:style-name="Standard"><text:s/>D V D <text:s/>xl</text:p>
      <text:p text:style-name="Standard"><text:s/>DEV D <text:s/>zlib</text:p>
      <text:p text:style-name="Standard"></text:p>
      <text:p text:style-name="Standard">Supported file protocols:</text:p>
      <text:p text:style-name="Standard"><text:s/>file: pipe:</text:p>
      <text:p text:style-name="Standard">Frame size, frame rate abbreviations:</text:p>
      <text:p text:style-name="Standard"><text:s/>ntsc pal qntsc qpal sntsc spal film ntsc-film sqcif qcif cif 4cif</text:p>
      <text:p text:style-name="Standard">Motion estimation methods:</text:p>
      <text:p text:style-name="Standard"><text:s/>zero(fastest) full(slowest) log phods epzs(default) x1</text:p>
      <text:p text:style-name="Standard"></text:p>
      <text:p text:style-name="Standard">Note, the names of encoders and decoders dont always match, so there are</text:p>
      <text:p text:style-name="Standard">several cases where the above table shows encoder only or decoder only entries</text:p>
      <text:p text:style-name="Standard">even though both encoding and decoding are supported for example, the h263</text:p>
      <text:p text:style-name="Standard">decoder corresponds to the h263 and h263p encoders, for file formats its even</text:p>
      <text:p text:style-name="Standard">worse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 PL UMing CN" fo:font-size="12pt" fo:language="en" fo:country="US" style:letter-kerning="true" style:font-name-asian="文泉驿正黑" style:font-size-asian="10.5pt" style:language-asian="zh" style:country-asian="CN" style:font-name-complex="文泉驿正黑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文泉驿正黑" style:font-size-asian="14pt" style:font-name-complex="文泉驿正黑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18:19:16</meta:creation-date>
    <meta:document-statistic meta:table-count="0" meta:image-count="0" meta:object-count="0" meta:page-count="6" meta:paragraph-count="236" meta:word-count="953" meta:character-count="6424"/>
    <dc:date>2010-11-08T18:23:31</dc:date>
    <meta:editing-duration>PT00H04M16S</meta:editing-duration>
    <meta:editing-cycles>1</meta:editing-cycles>
    <meta:generator>OpenOffice.org/3.1$Linux OpenOffice.org_project/310m19$Build-9420</meta:generator>
  </office:meta>
</office:document-meta>
</file>